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c5986"/>
    </style:style>
    <style:style style:name="P4" style:family="paragraph" style:parent-style-name="Standard" style:list-style-name="L1">
      <style:text-properties officeooo:paragraph-rsid="00044ae8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88dc1"/>
    </style:style>
    <style:style style:name="P7" style:family="paragraph" style:parent-style-name="Standard" style:master-page-name="">
      <style:paragraph-properties style:page-number="auto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hyphenation-ladder-count="no-limit" fo:hyphenation-keep="auto" loext:hyphenation-keep-type="column" fo:text-indent="0.7cm" style:auto-text-indent="false" style:page-number="auto" fo:background-color="transparent"/>
      <style:text-properties officeooo:paragraph-rsid="0010c1e8" fo:hyphenate="false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loext:graphic-properties draw:fill="none"/>
      <style:paragraph-properties fo:margin-left="0cm" fo:margin-right="0cm" fo:hyphenation-ladder-count="no-limit" fo:hyphenation-keep="auto" loext:hyphenation-keep-type="column" fo:text-indent="0.7cm" style:auto-text-indent="false" fo:background-color="transparent"/>
      <style:text-properties fo:font-weight="normal" officeooo:rsid="0017315c" officeooo:paragraph-rsid="0017315c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hadow="none"/>
    </style:style>
    <style:style style:name="P11" style:family="paragraph" style:parent-style-name="Standard">
      <style:paragraph-properties fo:margin-left="0cm" fo:margin-right="0cm" fo:text-indent="0.9cm" style:auto-text-indent="false"/>
    </style:style>
    <style:style style:name="P12" style:family="paragraph" style:parent-style-name="Standard">
      <style:text-properties fo:font-weight="bold" officeooo:rsid="00044ae8" officeooo:paragraph-rsid="00044ae8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style:font-name="Lucida Sans Unicode"/>
    </style:style>
    <style:style style:name="P15" style:family="paragraph" style:parent-style-name="Standard">
      <style:text-properties style:font-name="Lucida Sans Unicode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44ae8"/>
    </style:style>
    <style:style style:name="T3" style:family="text">
      <style:text-properties fo:language="ru" fo:country="RU" officeooo:rsid="0011c05a"/>
    </style:style>
    <style:style style:name="T4" style:family="text">
      <style:text-properties fo:language="en" fo:country="US" officeooo:rsid="00044ae8"/>
    </style:style>
    <style:style style:name="T5" style:family="text">
      <style:text-properties fo:language="en" fo:country="US" officeooo:rsid="001446ad"/>
    </style:style>
    <style:style style:name="T6" style:family="text">
      <style:text-properties officeooo:rsid="000c5986"/>
    </style:style>
    <style:style style:name="T7" style:family="text">
      <style:text-properties fo:language="en" fo:country="US" fo:font-weight="bold" officeooo:rsid="000c5986" style:font-weight-asian="bold" style:font-weight-complex="bold"/>
    </style:style>
    <style:style style:name="T8" style:family="text">
      <style:text-properties fo:language="ru" fo:country="RU" officeooo:rsid="000c5986"/>
    </style:style>
    <style:style style:name="T9" style:family="text">
      <style:text-properties officeooo:rsid="000e5642"/>
    </style:style>
    <style:style style:name="T10" style:family="text">
      <style:text-properties officeooo:rsid="000b65ea"/>
    </style:style>
    <style:style style:name="T11" style:family="text">
      <style:text-properties officeooo:rsid="00088dc1"/>
    </style:style>
    <style:style style:name="T12" style:family="text">
      <style:text-properties fo:font-weight="bold" officeooo:rsid="000e5642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officeooo:rsid="000e5642" style:font-weight-asian="normal" style:font-weight-complex="normal"/>
    </style:style>
    <style:style style:name="T15" style:family="text">
      <style:text-properties fo:language="en" fo:country="US" fo:font-weight="normal" officeooo:rsid="000e5642" style:font-weight-asian="normal" style:font-weight-complex="normal"/>
    </style:style>
    <style:style style:name="T16" style:family="text">
      <style:text-properties officeooo:rsid="000fdbf6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fdbf6"/>
    </style:style>
    <style:style style:name="T19" style:family="text">
      <style:text-properties fo:language="ru" fo:country="RU" officeooo:rsid="00088dc1"/>
    </style:style>
    <style:style style:name="T20" style:family="text">
      <style:text-properties fo:language="en" fo:country="US" officeooo:rsid="00088dc1"/>
    </style:style>
    <style:style style:name="T21" style:family="text">
      <style:text-properties fo:language="ru" fo:country="RU" officeooo:rsid="0010c1e8"/>
    </style:style>
    <style:style style:name="T22" style:family="text">
      <style:text-properties fo:language="ru" fo:country="RU" officeooo:rsid="00147945"/>
    </style:style>
    <style:style style:name="T23" style:family="text">
      <style:text-properties officeooo:rsid="00060ae8"/>
    </style:style>
    <style:style style:name="T24" style:family="text">
      <style:text-properties fo:background-color="#ffff00" loext:char-shading-value="0"/>
    </style:style>
    <style:style style:name="T25" style:family="text">
      <style:text-properties style:font-name="Lucida Sans Unicode"/>
    </style:style>
    <style:style style:name="T26" style:family="text">
      <style:text-properties style:font-name="Lucida Sans Unicode" fo:language="en" fo:country="US"/>
    </style:style>
    <style:style style:name="T27" style:family="text">
      <style:text-properties style:font-name="Lucida Sans Unicode" officeooo:rsid="0005289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<text:line-break/>по курсу "Численные методы линейной алгебры"</text:p>
      <text:p text:style-name="P2">СМ1<text:span text:style-name="Основной_20_шрифт_20_абзаца"><text:span text:style-name="T1"> (</text:span></text:span><text:span text:style-name="Основной_20_шрифт_20_абзаца"><text:span text:style-name="T2">бакалавры</text:span></text:span><text:span text:style-name="Основной_20_шрифт_20_абзаца"><text:span text:style-name="T1">)</text:span></text:span><text:line-break/><text:span text:style-name="T3">Осень</text:span><text:span text:style-name="T4"><text:tab/></text:span> 202<text:span text:style-name="T5">4</text:span></text:p>
      <text:p text:style-name="P3"><text:span text:style-name="T6">Дана система линейных уравнений (матрица А и вектор правой части </text:span><text:span text:style-name="T7">b</text:span><text:span text:style-name="T8">). Численно решить исходную и возмущенную систему с</text:span>ледующими методами:</text:p>
      <text:list text:style-name="L1">
        <text:list-item>
          <text:p text:style-name="P4">Методом Гаусса;</text:p>
        </text:list-item>
        <text:list-item>
          <text:p text:style-name="P5">QR-разложением матрицы А;</text:p>
        </text:list-item>
        <text:list-item>
          <text:p text:style-name="P6">Итерационным методом Гаусса-Зейделя.</text:p>
        </text:list-item>
      </text:list>
      <text:p text:style-name="P7"><text:span text:style-name="T9">Для получения возмущенной системы необходимо и</text:span>зменить элементы A(<text:span text:style-name="T10">4</text:span><text:span text:style-name="T11">,</text:span>1) и A(1,<text:span text:style-name="T10">4</text:span>) в матрице A на 0,0<text:span text:style-name="T5">1</text:span> (в любую сторону). <text:span text:style-name="T9">Сравнить полученные </text:span><text:span text:style-name="T12">решения</text:span><text:span text:style-name="T13">.</text:span> <text:span text:style-name="T13">Показать, что </text:span><text:span text:style-name="T12">все найденные решения верны</text:span><text:span text:style-name="T13">. Объяснить полученные результаты. </text:span><text:span text:style-name="T14">Все вычисления проводить на числах с плавающей запятой типа </text:span><text:span text:style-name="T15">double.</text:span></text:p>
      <text:p text:style-name="Standard"><text:span text:style-name="T13"/></text:p>
      <text:list text:continue-numbering="true" text:style-name="L1">
        <text:list-header>
          <text:p text:style-name="P8"><text:span text:style-name="T16">Для исходной и возмущенной </text:span>матриц<text:span text:style-name="T17"> </text:span><text:span text:style-name="T18">н</text:span><text:span text:style-name="T1">айти </text:span><text:span text:style-name="T17">наибольшее</text:span><text:span text:style-name="T1"> </text:span><text:span text:style-name="T19">и наименьшее </text:span><text:span text:style-name="T4">собственн</text:span><text:span text:style-name="T19">ые </text:span><text:span text:style-name="T1">числ</text:span><text:span text:style-name="T20">а</text:span><text:span text:style-name="T1"> </text:span><text:span text:style-name="T18">и соответ</text:span><text:span text:style-name="T21">с</text:span><text:span text:style-name="T18">т</text:span><text:span text:style-name="T21">вующие им собственные векторы</text:span>. <text:span text:style-name="T13">Показать, что </text:span><text:span text:style-name="T12">все найденные решения верны</text:span><text:span text:style-name="T13">. Объяснить полученные результаты. </text:span></text:p>
          <text:p text:style-name="P9">Все, что успею рассказать — реализовать, что не успею рассказать — не делать.</text:p>
        </text:list-header>
      </text:list>
      <text:p text:style-name="P10"/>
      <text:p text:style-name="P11"/>
      <text:p text:style-name="P11">Условия даны в формате MATLAB. Даны матрица системы и вектор правой части. Выполнять домашнее можно в любой системе (MATLAB, Wolfram Mathematica, Maple, SciLab, Maxima, Exel итд) (кроме Маткада) или писать свои программы на любом языке программирования.</text:p>
      <text:p text:style-name="P11">При использовании систем компьютерной алгебры методы можно реализовывать и в алгоритмическом поэлементном виде, и в матричном виде. <text:span text:style-name="T22">В любом случае не использовать «ручные» вычисления, а реализовать алгоритм. </text:span>Нельзя использовать встроенные функции (например lu, qr, <text:span text:style-name="T20">inv </text:span><text:span text:style-name="T19">итд</text:span>).</text:p>
      <text:p text:style-name="P11"/>
      <text:p text:style-name="P11">Титульный лист обязателен. В начале должно быть приведено <text:span text:style-name="T23">это</text:span> условие <text:span text:style-name="T23">и конкретные матрицы, соответствующие варианту</text:span>. В конце обязательно наличие выводов по проделанной работе. Страницы должны быть пронумерованы. <text:span text:style-name="Основной_20_шрифт_20_абзаца"><text:span text:style-name="T24">Заголовки не должны быть и сами висячими строками, и после них не должно быть висячих строк.</text:span></text:span></text:p>
      <text:p text:style-name="Standard"/>
      <text:p text:style-name="Standard"/>
      <text:p text:style-name="P12">! Сдача работ с <text:s/>кодом, текстом, выводами и другими одинаковыми элементами, представленными кем-то ранее, рассматривается как полное неуважение к Университету!</text:p>
      <text:p text:style-name="P13"><text:span text:style-name="Основной_20_шрифт_20_абзаца"><text:span text:style-name="T25">% Вариант 01</text:span></text:span></text:p>
      <text:p text:style-name="P14">A=[ 0.1000 <text:s text:c="3"/>0.0500 <text:s text:c="3"/>0.0333 <text:s text:c="3"/>0.0250 <text:s text:c="3"/>0.0200;</text:p>
      <text:p text:style-name="P14"><text:s text:c="4"/>0.0500 <text:s text:c="3"/>0.0333 <text:s text:c="3"/>0.0250 <text:s text:c="3"/>0.0200 <text:s text:c="3"/>0.0167;</text:p>
      <text:p text:style-name="P14"><text:s text:c="4"/>0.0333 <text:s text:c="3"/>0.0250 <text:s text:c="3"/>0.0200 <text:s text:c="3"/>0.0167 <text:s text:c="3"/>0.0143;</text:p>
      <text:p text:style-name="P14"><text:s text:c="4"/>0.0250 <text:s text:c="3"/>0.0200 <text:s text:c="3"/>0.0167 <text:s text:c="3"/>0.0143 <text:s text:c="3"/>0.0125;</text:p>
      <text:p text:style-name="P14"><text:s text:c="4"/>0.0200 <text:s text:c="3"/>0.0167 <text:s text:c="3"/>0.0143 <text:s text:c="3"/>0.0125 <text:s text:c="3"/>0.0111 <text:s/>]</text:p>
      <text:p text:style-name="P14"/>
      <text:p text:style-name="P14">b=[ 4.0000</text:p>
      <text:p text:style-name="P14"><text:s text:c="4"/>2.7500</text:p>
      <text:p text:style-name="P14"><text:s text:c="4"/>2.1476</text:p>
      <text:p text:style-name="P14"><text:s text:c="4"/>1.7750</text:p>
      <text:p text:style-name="P14"><text:s text:c="4"/>1.5175 ]</text:p>
      <text:p text:style-name="P14"/>
      <text:p text:style-name="P14">% Вариант 02</text:p>
      <text:p text:style-name="P14">A=[ 2.0000 <text:s text:c="3"/>1.0000 <text:s text:c="3"/>0.6667 <text:s text:c="3"/>0.5000 <text:s text:c="3"/>0.4000 ;</text:p>
      <text:p text:style-name="P14"><text:s text:c="4"/>1.0000 <text:s text:c="3"/>0.6667 <text:s text:c="3"/>0.5000 <text:s text:c="3"/>0.4000 <text:s text:c="3"/>0.3333 ;</text:p>
      <text:p text:style-name="P14"><text:s text:c="4"/>0.6667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P14"><text:s text:c="4"/>0.4000 <text:s text:c="3"/>0.3333 <text:s text:c="3"/>0.2857 <text:s text:c="3"/>0.2500 <text:s text:c="3"/>0.2222 ]</text:p>
      <text:p text:style-name="P14"/>
      <text:p text:style-name="P14">b=[ 2.8667</text:p>
      <text:p text:style-name="P14"><text:s text:c="4"/>1.8333</text:p>
      <text:p text:style-name="P14"><text:s text:c="4"/>1.3762</text:p>
      <text:p text:style-name="P14"><text:s text:c="4"/>1.1083</text:p>
      <text:p text:style-name="P14"><text:s text:c="4"/>0.9302 <text:s/>]</text:p>
      <text:p text:style-name="P14"/>
      <text:p text:style-name="P14">% Вариант 03</text:p>
      <text:p text:style-name="P14">A=[ 2.0000 <text:s text:c="3"/>1.1100 <text:s text:c="3"/>0.6667 <text:s text:c="3"/>0.5000 <text:s text:c="3"/>0.4000 ;</text:p>
      <text:p text:style-name="P14"><text:s text:c="4"/>1.1100 <text:s text:c="3"/>0.6667 <text:s text:c="3"/>0.5000 <text:s text:c="3"/>0.4000 <text:s text:c="3"/>0.3333 ;</text:p>
      <text:p text:style-name="P14"><text:s text:c="4"/>0.6667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P14"><text:s text:c="4"/>0.4000 <text:s text:c="3"/>0.3333 <text:s text:c="3"/>0.2857 <text:s text:c="3"/>0.2500 <text:s text:c="3"/>0.2222 ]</text:p>
      <text:p text:style-name="P14"/>
      <text:p text:style-name="P14">b=[ 3.1167</text:p>
      <text:p text:style-name="P14"><text:s text:c="4"/>2.0333</text:p>
      <text:p text:style-name="P14"><text:s text:c="4"/>1.5429</text:p>
      <text:p text:style-name="P14"><text:s text:c="4"/>1.2512</text:p>
      <text:p text:style-name="P14"><text:s text:c="4"/>1.0552 <text:s/>]</text:p>
      <text:p text:style-name="P14"/>
      <text:p text:style-name="P14"><text:soft-page-break/>% Вариант 04</text:p>
      <text:p text:style-name="P15">A=[ 2.0000 <text:s text:c="3"/>1.0040 <text:s text:c="3"/>0.6667 <text:s text:c="3"/>0.5040 <text:s text:c="3"/>0.4000 ;</text:p>
      <text:p text:style-name="P15"><text:s text:c="4"/>1.0040 <text:s text:c="3"/>0.6667 <text:s text:c="3"/>0.5000 <text:s text:c="3"/>0.4000 <text:s text:c="3"/>0.3333 ;</text:p>
      <text:p text:style-name="P15"><text:s text:c="4"/>0.6667 <text:s text:c="3"/>0.5000 <text:s text:c="3"/>0.4000 <text:s text:c="3"/>0.3333 <text:s text:c="3"/>0.2857 ;</text:p>
      <text:p text:style-name="P15"><text:s text:c="4"/>0.5040 <text:s text:c="3"/>0.4000 <text:s text:c="3"/>0.3333 <text:s text:c="3"/>0.2857 <text:s text:c="3"/>0.2500 ;</text:p>
      <text:p text:style-name="P15"><text:s text:c="4"/>0.4000 <text:s text:c="3"/>0.3333 <text:s text:c="3"/>0.2857 <text:s text:c="3"/>0.2500 <text:s text:c="3"/>0.2222 ]</text:p>
      <text:p text:style-name="P15"/>
      <text:p text:style-name="P15">b=[ 6.6500</text:p>
      <text:p text:style-name="P15"><text:s text:c="4"/>3.9500</text:p>
      <text:p text:style-name="P15"><text:s text:c="4"/>2.8857</text:p>
      <text:p text:style-name="P15"><text:s text:c="4"/>2.2929</text:p>
      <text:p text:style-name="P15"><text:s text:c="4"/>1.9091 <text:s/>]</text:p>
      <text:p text:style-name="P15"/>
      <text:p text:style-name="Standard"><text:span text:style-name="Основной_20_шрифт_20_абзаца"><text:span text:style-name="T26">% </text:span></text:span><text:span text:style-name="Основной_20_шрифт_20_абзаца"><text:span text:style-name="T25">Вариант</text:span></text:span><text:span text:style-name="Основной_20_шрифт_20_абзаца"><text:span text:style-name="T26"> 05</text:span></text:span></text:p>
      <text:p text:style-name="P15">A=[ 2.0000 <text:s text:c="3"/>1.0000 <text:s text:c="3"/>0.6667 <text:s text:c="3"/>0.5000 <text:s text:c="3"/>0.4000 ;</text:p>
      <text:p text:style-name="P15"><text:s text:c="4"/>1.0000 <text:s text:c="3"/>0.6667 <text:s text:c="3"/>0.5000 <text:s text:c="3"/>0.4000 <text:s text:c="3"/>0.3523 ;</text:p>
      <text:p text:style-name="P15"><text:s text:c="4"/>0.6667 <text:s text:c="3"/>0.5000 <text:s text:c="3"/>0.4000 <text:s text:c="3"/>0.3333 <text:s text:c="3"/>0.2857 ;</text:p>
      <text:p text:style-name="P15"><text:s text:c="4"/>0.5000 <text:s text:c="3"/>0.4000 <text:s text:c="3"/>0.3333 <text:s text:c="3"/>0.2857 <text:s text:c="3"/>0.2500 ;</text:p>
      <text:p text:style-name="P15"><text:s text:c="4"/>0.4000 <text:s text:c="3"/>0.3523 <text:s text:c="3"/>0.2857 <text:s text:c="3"/>0.2500 <text:s text:c="3"/>0.2222 ]</text:p>
      <text:p text:style-name="P15"/>
      <text:p text:style-name="P15">b=[ 7.1167</text:p>
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25">4.0333</text:span></text:span></text:p>
      <text:p text:style-name="P14"><text:s text:c="4"/>2.8762</text:p>
      <text:p text:style-name="P14"><text:s text:c="4"/>2.2512</text:p>
      <text:p text:style-name="P14"><text:s text:c="4"/>1.8552 <text:s/>]</text:p>
      <text:p text:style-name="P14"/>
      <text:p text:style-name="P14">% Вариант 06</text:p>
      <text:p text:style-name="P14">A=[ 2.0000 <text:s text:c="3"/>1.0000 <text:s text:c="3"/>0.6667 <text:s text:c="3"/>0.5000 <text:s text:c="3"/>0.4600 ;</text:p>
      <text:p text:style-name="P14"><text:s text:c="4"/>1.0000 <text:s text:c="3"/>0.6667 <text:s text:c="3"/>0.5000 <text:s text:c="3"/>0.4000 <text:s text:c="3"/>0.3333 ;</text:p>
      <text:p text:style-name="P14"><text:s text:c="4"/>0.6667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P14"><text:s text:c="4"/>0.4600 <text:s text:c="3"/>0.3333 <text:s text:c="3"/>0.2857 <text:s text:c="3"/>0.2500 <text:s text:c="3"/>0.2226 ]</text:p>
      <text:p text:style-name="P14"/>
      <text:p text:style-name="P14">b=[ 7.4917</text:p>
      <text:p text:style-name="P14"><text:s text:c="4"/>4.1000</text:p>
      <text:p text:style-name="P14"><text:s text:c="4"/>2.8762</text:p>
      <text:p text:style-name="P14"><text:s text:c="4"/>2.2298</text:p>
      <text:p text:style-name="P14"><text:s text:c="4"/>1.8260 <text:s/>]</text:p>
      <text:p text:style-name="P14"/>
      <text:p text:style-name="P14"><text:soft-page-break/>% Вариант 07</text:p>
      <text:p text:style-name="P14">A=[ 2.0000 <text:s text:c="3"/>1.0000 <text:s text:c="3"/>0.7777 <text:s text:c="3"/>0.5000 <text:s text:c="3"/>0.4000 ;</text:p>
      <text:p text:style-name="P14"><text:s text:c="4"/>1.0000 <text:s text:c="3"/>0.6667 <text:s text:c="3"/>0.5000 <text:s text:c="3"/>0.4000 <text:s text:c="3"/>0.3333 ;</text:p>
      <text:p text:style-name="P14"><text:s text:c="4"/>0.7777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P14"><text:s text:c="4"/>0.4000 <text:s text:c="3"/>0.3333 <text:s text:c="3"/>0.2857 <text:s text:c="3"/>0.2500 <text:s text:c="3"/>0.2222 ]</text:p>
      <text:p text:style-name="P14"/>
      <text:p text:style-name="P14">b=[ 9.0167</text:p>
      <text:p text:style-name="P14"><text:s text:c="4"/>4.9917</text:p>
      <text:p text:style-name="P14"><text:s text:c="4"/>3.5286</text:p>
      <text:p text:style-name="P14"><text:s text:c="4"/>2.7512</text:p>
      <text:p text:style-name="P14"><text:s text:c="4"/>2.2631 ]</text:p>
      <text:p text:style-name="P14"/>
      <text:p text:style-name="P14">% Вариант 08</text:p>
      <text:p text:style-name="P14">A=[ 2.0000 <text:s text:c="3"/>1.0000 <text:s text:c="3"/>0.8867 <text:s text:c="3"/>0.5000 <text:s text:c="3"/>0.4008 ;</text:p>
      <text:p text:style-name="P14"><text:s text:c="4"/>1.0000 <text:s text:c="3"/>0.6667 <text:s text:c="3"/>0.5000 <text:s text:c="3"/>0.4000 <text:s text:c="3"/>0.3333 ;</text:p>
      <text:p text:style-name="P14"><text:s text:c="4"/>0.8867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P14"><text:s text:c="4"/>0.4008 <text:s text:c="3"/>0.3333 <text:s text:c="3"/>0.2857 <text:s text:c="3"/>0.2500 <text:s text:c="3"/>0.2222 ]</text:p>
      <text:p text:style-name="P14"/>
      <text:p text:style-name="P14">b=[ 10.6833</text:p>
      <text:p text:style-name="P14"><text:s text:c="4"/>5.9500</text:p>
      <text:p text:style-name="P14"><text:s text:c="4"/>4.2119</text:p>
      <text:p text:style-name="P14"><text:s text:c="4"/>3.2845</text:p>
      <text:p text:style-name="P14"><text:s text:c="4"/>2.7012 <text:s/>]</text:p>
      <text:p text:style-name="P14"/>
      <text:p text:style-name="P14">% Вариант 09</text:p>
      <text:p text:style-name="P15">A=[ 2.0000 <text:s text:c="3"/>1.0000 <text:s text:c="3"/>0.6967 <text:s text:c="3"/>0.5009 <text:s text:c="3"/>0.4009 ;</text:p>
      <text:p text:style-name="P15"><text:s text:c="4"/>1.0000 <text:s text:c="3"/>0.6667 <text:s text:c="3"/>0.5000 <text:s text:c="3"/>0.4000 <text:s text:c="3"/>0.3333 ;</text:p>
      <text:p text:style-name="P15"><text:s text:c="4"/>0.6967 <text:s text:c="3"/>0.5000 <text:s text:c="3"/>0.4000 <text:s text:c="3"/>0.3333 <text:s text:c="3"/>0.2857 ;</text:p>
      <text:p text:style-name="P15"><text:s text:c="4"/>0.5009 <text:s text:c="3"/>0.4000 <text:s text:c="3"/>0.3333 <text:s text:c="3"/>0.2857 <text:s text:c="3"/>0.2500 ;</text:p>
      <text:p text:style-name="P15"><text:s text:c="4"/>0.4009 <text:s text:c="3"/>0.3333 <text:s text:c="3"/>0.2857 <text:s text:c="3"/>0.2500 <text:s text:c="3"/>0.2222 ]</text:p>
      <text:p text:style-name="P15"/>
      <text:p text:style-name="P15">b=[ 11.3333</text:p>
      <text:p text:style-name="P15"><text:s text:c="4"/>6.1500</text:p>
      <text:p text:style-name="P15"><text:s text:c="4"/>4.2833</text:p>
      <text:p text:style-name="P15"><text:s text:c="4"/>3.3024</text:p>
      <text:p text:style-name="P15"><text:s text:c="4"/>2.6929 <text:s/>]</text:p>
      <text:p text:style-name="P15"/>
      <text:p text:style-name="Standard"><text:soft-page-break/><text:span text:style-name="Основной_20_шрифт_20_абзаца"><text:span text:style-name="T26">% </text:span></text:span><text:span text:style-name="Основной_20_шрифт_20_абзаца"><text:span text:style-name="T25">Вариант</text:span></text:span><text:span text:style-name="Основной_20_шрифт_20_абзаца"><text:span text:style-name="T26"> 10</text:span></text:span></text:p>
      <text:p text:style-name="P15">A=[ 2.0000 <text:s text:c="3"/>1.0000 <text:s text:c="3"/>0.6107 <text:s text:c="3"/>0.5000 <text:s text:c="3"/>0.4000 ;</text:p>
      <text:p text:style-name="P15"><text:s text:c="4"/>1.0000 <text:s text:c="3"/>0.6107 <text:s text:c="3"/>0.5000 <text:s text:c="3"/>0.4000 <text:s text:c="3"/>0.3330 ;</text:p>
      <text:p text:style-name="P15"><text:s text:c="4"/>0.6107 <text:s text:c="3"/>0.5000 <text:s text:c="3"/>0.4000 <text:s text:c="3"/>0.3333 <text:s text:c="3"/>0.2857 ;</text:p>
      <text:p text:style-name="P15"><text:s text:c="4"/>0.5000 <text:s text:c="3"/>0.4000 <text:s text:c="3"/>0.3333 <text:s text:c="3"/>0.2857 <text:s text:c="3"/>0.2500 ;</text:p>
      <text:p text:style-name="P15"><text:s text:c="4"/>0.4000 <text:s text:c="3"/>0.3330 <text:s text:c="3"/>0.2857 <text:s text:c="3"/>0.2500 <text:s text:c="3"/>0.2222 ]</text:p>
      <text:p text:style-name="P15"/>
      <text:p text:style-name="P15">b=[ 9.1833</text:p>
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25">4.5500</text:span></text:span></text:p>
      <text:p text:style-name="P14"><text:s text:c="4"/>3.0452</text:p>
      <text:p text:style-name="P14"><text:s text:c="4"/>2.2988</text:p>
      <text:p text:style-name="P14"><text:s text:c="4"/>1.8512 <text:s/>]</text:p>
      <text:p text:style-name="P14"/>
      <text:p text:style-name="P14">% Вариант 11</text:p>
      <text:p text:style-name="P14">A=[ 2.0000 <text:s text:c="3"/>1.0000 <text:s text:c="3"/>0.6611 <text:s text:c="3"/>0.5000 <text:s text:c="3"/>0.4011 ;</text:p>
      <text:p text:style-name="Standard"><text:span text:style-name="T25"><text:s text:c="4"/>1.0000 <text:s text:c="3"/>0.6667 <text:s text:c="3"/>0.5000 <text:s text:c="3"/>0.4000 <text:s text:c="3"/>0.333</text:span><text:span text:style-name="T27">2</text:span><text:span text:style-name="T25"> ;</text:span></text:p>
      <text:p text:style-name="P14"><text:s text:c="4"/>0.6611 <text:s text:c="3"/>0.5000 <text:s text:c="3"/>0.4000 <text:s text:c="3"/>0.3333 <text:s text:c="3"/>0.2857 ;</text:p>
      <text:p text:style-name="P14"><text:s text:c="4"/>0.5000 <text:s text:c="3"/>0.4000 <text:s text:c="3"/>0.3333 <text:s text:c="3"/>0.2857 <text:s text:c="3"/>0.2500 ;</text:p>
      <text:p text:style-name="Standard"><text:span text:style-name="T25"><text:s text:c="4"/>0.4011 <text:s text:c="3"/>0.333</text:span><text:span text:style-name="T27">2</text:span><text:span text:style-name="T25"> <text:s text:c="3"/>0.2857 <text:s text:c="3"/>0.2500 <text:s text:c="3"/>0.2222 ]</text:span></text:p>
      <text:p text:style-name="P14"/>
      <text:p text:style-name="P14">b=[ 4.8667</text:p>
      <text:p text:style-name="P14"><text:s text:c="4"/>3.5000</text:p>
      <text:p text:style-name="P14"><text:s text:c="4"/>2.8048</text:p>
      <text:p text:style-name="P14"><text:s text:c="4"/>2.3583</text:p>
      <text:p text:style-name="P14"><text:s text:c="4"/>2.0413 <text:s/>]</text:p>
      <text:p text:style-name="P14"/>
      <text:p text:style-name="P14">% Вариант 12</text:p>
      <text:p text:style-name="P14">A=[ 2.0000 <text:s text:c="3"/>1.0000 <text:s text:c="3"/>0.6127 <text:s text:c="3"/>0.5000 <text:s text:c="3"/>0.4012 ;</text:p>
      <text:p text:style-name="P14"><text:s text:c="4"/>1.0000 <text:s text:c="3"/>0.6127 <text:s text:c="3"/>0.5000 <text:s text:c="3"/>0.4000 <text:s text:c="3"/>0.3333 ;</text:p>
      <text:p text:style-name="Standard"><text:span text:style-name="T25"><text:s text:c="4"/>0.6127 <text:s text:c="3"/>0.5000 <text:s text:c="3"/>0.4000 <text:s text:c="3"/>0.3333 <text:s text:c="3"/>0.285</text:span><text:span text:style-name="T27">6</text:span><text:span text:style-name="T25"> ;</text:span></text:p>
      <text:p text:style-name="Standard"><text:span text:style-name="T25"><text:s text:c="4"/>0.5000 <text:s text:c="3"/>0.4000 <text:s text:c="3"/>0.3333 <text:s text:c="3"/>0.285</text:span><text:span text:style-name="T27">6</text:span><text:span text:style-name="T25"> <text:s text:c="3"/>0.2500 ;</text:span></text:p>
      <text:p text:style-name="P14"><text:s text:c="4"/>0.4012 <text:s text:c="3"/>0.3333 <text:s text:c="3"/>0.2857 <text:s text:c="3"/>0.2500 <text:s text:c="3"/>0.2222 ]</text:p>
      <text:p text:style-name="P14"/>
      <text:p text:style-name="P14">b=[ 3.3167</text:p>
      <text:p text:style-name="P14"><text:s text:c="4"/>2.5333</text:p>
      <text:p text:style-name="P14"><text:s text:c="4"/>2.1143</text:p>
      <text:p text:style-name="P14"><text:s text:c="4"/>1.8262</text:p>
      <text:p text:style-name="P14"><text:s text:c="4"/>1.6107 <text:s/>]</text:p>
      <text:p text:style-name="P14"/>
      <text:p text:style-name="P14"><text:soft-page-break/>% Вариант 13</text:p>
      <text:p text:style-name="P14">A=[ 2.0000 <text:s text:c="3"/>1.0000 <text:s text:c="3"/>0.6613 <text:s text:c="3"/>0.5000 <text:s text:c="3"/>0.4000 ;</text:p>
      <text:p text:style-name="P14"><text:s text:c="4"/>1.0000 <text:s text:c="3"/>0.6667 <text:s text:c="3"/>0.5000 <text:s text:c="3"/>0.4000 <text:s text:c="3"/>0.3333 ;</text:p>
      <text:p text:style-name="P14"><text:s text:c="4"/>0.6613 <text:s text:c="3"/>0.5000 <text:s text:c="3"/>0.4000 <text:s text:c="3"/>0.3333 <text:s text:c="3"/>0.2813 ;</text:p>
      <text:p text:style-name="P14"><text:s text:c="4"/>0.5000 <text:s text:c="3"/>0.4000 <text:s text:c="3"/>0.3333 <text:s text:c="3"/>0.2857 <text:s text:c="3"/>0.2500 ;</text:p>
      <text:p text:style-name="P14"><text:s text:c="4"/>0.4000 <text:s text:c="3"/>0.3333 <text:s text:c="3"/>0.2813 <text:s text:c="3"/>0.2500 <text:s text:c="3"/>0.2222 ]</text:p>
      <text:p text:style-name="P14"/>
      <text:p text:style-name="P14">b=[ 1.8500</text:p>
      <text:p text:style-name="P14"><text:s text:c="4"/>1.8667</text:p>
      <text:p text:style-name="P14"><text:s text:c="4"/>1.6905</text:p>
      <text:p text:style-name="P14"><text:s text:c="4"/>1.5179</text:p>
      <text:p text:style-name="P14"><text:s text:c="4"/>1.3694 <text:s/>]</text:p>
      <text:p text:style-name="P14"/>
      <text:p text:style-name="Standard"><text:span text:style-name="Основной_20_шрифт_20_абзаца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meta:creation-date>2020-05-13T20:33:00Z</meta:creation-date>
    <dc:date>2024-11-26T23:19:55.528000000</dc:date>
    <meta:editing-cycles>23</meta:editing-cycles>
    <meta:editing-duration>PT5H4M8S</meta:editing-duration>
    <meta:document-statistic meta:table-count="0" meta:image-count="0" meta:object-count="0" meta:page-count="6" meta:paragraph-count="156" meta:word-count="782" meta:character-count="6086" meta:non-whitespace-character-count="4250"/>
    <meta:template xlink:type="simple" xlink:actuate="onRequest" xlink:title="" xlink:href="../2020_Spring_ЧМЛА_СМ1_Специалисты_ДЗ.odt/Normal.dotm"/>
  </office:meta>
</office:document-meta>
</file>